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0028in" fo:margin-left="-0.0785in" fo:margin-top="0in" fo:margin-bottom="0in" table:align="left"/>
    </style:style>
    <style:style style:name="Table1.A" style:family="table-column">
      <style:table-column-properties style:column-width="1.4528in"/>
    </style:style>
    <style:style style:name="Table1.B" style:family="table-column">
      <style:table-column-properties style:column-width="4.5493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b8cce4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1.5556in" fo:keep-together="auto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1.1667in" fo:keep-together="auto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1.2778in" fo:keep-together="auto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>
        <style:tab-stops>
          <style:tab-stop style:position="1.698in"/>
        </style:tab-stops>
      </style:paragraph-properties>
    </style:style>
    <style:style style:name="P2" style:family="paragraph" style:parent-style-name="Standard">
      <style:paragraph-properties fo:margin-top="0.1665in" fo:margin-bottom="0.139in" loext:contextual-spacing="false" fo:line-height="100%"/>
    </style:style>
    <style:style style:name="P3" style:family="paragraph" style:parent-style-name="Standard">
      <style:paragraph-properties fo:margin-top="0.1665in" fo:margin-bottom="0.139in" loext:contextual-spacing="false" fo:line-height="100%" fo:orphans="0" fo:widows="0" fo:padding="0in" fo:border="non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2">
      <style:paragraph-properties fo:margin-left="0.5in" fo:margin-right="0in" fo:margin-top="0in" fo:margin-bottom="0.139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3">
      <style:paragraph-properties fo:margin-left="0.5in" fo:margin-right="0in" fo:margin-top="0in" fo:margin-bottom="0.139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3">
      <style:paragraph-properties fo:margin-left="0.5in" fo:margin-right="0in" fo:margin-top="0.1665in" fo:margin-bottom="0.139in" loext:contextual-spacing="false" fo:line-height="115%" fo:orphans="0" fo:widows="0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39in" loext:contextual-spacing="false" fo:line-height="115%" fo:orphans="0" fo:widows="0" fo:text-indent="-0.25in" style:auto-text-indent="false"/>
    </style:style>
    <style:style style:name="P13" style:family="paragraph" style:parent-style-name="Title" style:master-page-name="Standard">
      <style:paragraph-properties style:page-number="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size-complex="14pt"/>
    </style:style>
    <style:style style:name="T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Usuários e Outros Stakeholder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Usuários</text:span></text:p>
          </table:table-cell>
          <table:table-cell table:style-name="Table1.A1" office:value-type="string">
            <text:p text:style-name="P1"><text:span text:style-name="T1">Descrição<text:tab/></text:span></text:p>
          </table:table-cell>
        </table:table-row>
        <table:table-row table:style-name="Table1.2">
          <table:table-cell table:style-name="Table1.A2" office:value-type="string">
            <text:p text:style-name="P2">ADMINISTRADOR</text:p>
          </table:table-cell>
          <table:table-cell table:style-name="Table1.B2" office:value-type="string">
            <text:p text:style-name="P3">Usará o novo sistema <text:span text:style-name="T2">TPZ System</text:span> para:</text:p>
            <text:list xml:id="list123283671" text:style-name="WWNum1">
              <text:list-item>
                <text:p text:style-name="P4"><text:span text:style-name="T3">Receber os pedidos</text:span></text:p>
              </text:list-item>
              <text:list-item>
                <text:p text:style-name="P7"><text:span text:style-name="T3">Alterações no cardápio online</text:span></text:p>
              </text:list-item>
              <text:list-item>
                <text:p text:style-name="P8"><text:span text:style-name="T3">Exclusão de clientes</text:span>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2">CLIENTE</text:p>
          </table:table-cell>
          <table:table-cell table:style-name="Table1.B3" office:value-type="string">
            <text:p text:style-name="P3"><text:bookmark text:name="_30j0zll"/>Usará o novo sistema <text:s/><text:span text:style-name="T2">TPZ System</text:span> para:</text:p>
            <text:list xml:id="list3349326888" text:style-name="WWNum2">
              <text:list-item>
                <text:p text:style-name="P5"><text:span text:style-name="T3">Consultar o cardápio online</text:span></text:p>
              </text:list-item>
              <text:list-item>
                <text:p text:style-name="P9"><text:span text:style-name="T3">Realizar pedidos</text:span></text:p>
              </text:list-item>
            </text:list>
            <text:p text:style-name="P3"/>
            <text:p text:style-name="P3"/>
            <text:p text:style-name="P2"/>
          </table:table-cell>
        </table:table-row>
        <table:table-row table:style-name="Table1.4">
          <table:table-cell table:style-name="Table1.A4" office:value-type="string">
            <text:p text:style-name="P2">VISTANTE</text:p>
          </table:table-cell>
          <table:table-cell table:style-name="Table1.B4" office:value-type="string">
            <text:p text:style-name="P3">Usará o novo sistema <text:span text:style-name="T2">TPZ System</text:span> para:</text:p>
            <text:list xml:id="list1520028288" text:style-name="WWNum3">
              <text:list-item>
                <text:p text:style-name="P6"><text:span text:style-name="T3">Realizar cadastro</text:span></text:p>
              </text:list-item>
              <text:list-item>
                <text:p text:style-name="P10"><text:span text:style-name="T3">Consultar o cardápio</text:span>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p text:style-name="P2">Stakeholders</text:p>
          </table:table-cell>
          <table:table-cell table:style-name="Table1.B5" office:value-type="string">
            <text:list xml:id="list143440925784277" text:continue-numbering="true" text:style-name="WWNum3">
              <text:list-item>
                <text:p text:style-name="P11"><text:span text:style-name="T5">Fazer a manutenção do sistema</text:span></text:p>
              </text:list-item>
              <text:list-item>
                <text:p text:style-name="P12"><text:span text:style-name="T5">Desenvolver melhorias para o sistema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4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4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4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9" meta:word-count="71" meta:character-count="421" meta:non-whitespace-character-count="376"/>
    <meta:generator>LibreOfficeDev/6.0.5.2$Linux_X86_64 LibreOffice_project/</meta:generator>
  </office:meta>
</office:document-meta>
</file>